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65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919cm" fo:min-width="0.45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49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03cm" fo:min-width="0.77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3cm" fo:min-width="0.136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4cm" fo:min-width="0.13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25cm" fo:min-width="0.45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232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style:font-name="Liberation Mono" fo:font-size="12pt"/>
    </style:style>
    <style:style style:name="P18" style:family="paragraph">
      <style:paragraph-properties fo:margin-left="0cm" fo:margin-right="0cm" fo:text-align="center" fo:text-indent="0cm"/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style:style style:name="P19" style:family="paragraph">
      <loext:graphic-properties draw:fill-color="#158466"/>
      <style:paragraph-properties fo:margin-left="0cm" fo:margin-right="0cm" fo:text-align="center" fo:text-indent="0cm" style:writing-mode="lr-tb"/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style:style style:name="P20" style:family="paragraph">
      <style:paragraph-properties fo:margin-top="0.152cm" fo:margin-bottom="0.102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152cm" fo:margin-bottom="0.102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style:style style:name="T10" style:family="text">
      <style:text-properties style:font-name="Liberation Mono" fo:font-size="12pt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</text:span><text:span text:style-name="T1">o</text:span><text:span text:style-name="T1">rt</text:span><text:span text:style-name="T1">i</text:span><text:span text:style-name="T1">n</text:span><text:span text:style-name="T1">g</text:span></text:p>
            <text:p text:style-name="P1"><text:span text:style-name="T2">- </text:span><text:span text:style-name="T2">S</text:span><text:span text:style-name="T2">or</text:span><text:span text:style-name="T2">ti</text:span><text:span text:style-name="T2">n</text:span><text:span text:style-name="T2">g </text:span><text:span text:style-name="T2">is </text:span><text:span text:style-name="T2">th</text:span><text:span text:style-name="T2">e </text:span><text:span text:style-name="T2">pr</text:span><text:span text:style-name="T2">o</text:span><text:span text:style-name="T2">c</text:span><text:span text:style-name="T2">e</text:span><text:span text:style-name="T2">s</text:span><text:span text:style-name="T2">s </text:span><text:span text:style-name="T2">of </text:span><text:span text:style-name="T2">ar</text:span><text:span text:style-name="T2">ra</text:span><text:span text:style-name="T2">n</text:span><text:span text:style-name="T2">gi</text:span><text:span text:style-name="T2">n</text:span><text:span text:style-name="T2">g </text:span><text:span text:style-name="T2">d</text:span><text:span text:style-name="T2">at</text:span><text:span text:style-name="T2">a </text:span><text:span text:style-name="T2">in </text:span><text:span text:style-name="T2">a </text:span><text:span text:style-name="T2">s</text:span><text:span text:style-name="T2">p</text:span><text:span text:style-name="T2">e</text:span><text:span text:style-name="T2">ci</text:span><text:span text:style-name="T2">fi</text:span><text:span text:style-name="T2">c </text:span><text:span text:style-name="T2">or</text:span><text:span text:style-name="T2">d</text:span><text:span text:style-name="T2">er </text:span><text:span text:style-name="T2">(a</text:span><text:span text:style-name="T2">s</text:span><text:span text:style-name="T2">c</text:span><text:span text:style-name="T2">e</text:span><text:span text:style-name="T2">n</text:span><text:span text:style-name="T2">di</text:span><text:span text:style-name="T2">n</text:span><text:span text:style-name="T2">g </text:span><text:span text:style-name="T2">or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i</text:span><text:span text:style-name="T2">n</text:span><text:span text:style-name="T2">g) </text:span></text:p>
            <text:p text:style-name="P1"><text:span text:style-name="T2">- </text:span><text:span text:style-name="T2">S</text:span><text:span text:style-name="T2">or</text:span><text:span text:style-name="T2">ti</text:span><text:span text:style-name="T2">n</text:span><text:span text:style-name="T2">g </text:span><text:span text:style-name="T2">is </text:span><text:span text:style-name="T2">fu</text:span><text:span text:style-name="T2">n</text:span><text:span text:style-name="T2">d</text:span><text:span text:style-name="T2">a</text:span><text:span text:style-name="T2">m</text:span><text:span text:style-name="T2">e</text:span><text:span text:style-name="T2">nt</text:span><text:span text:style-name="T2">al </text:span><text:span text:style-name="T2">fo</text:span><text:span text:style-name="T2">r </text:span><text:span text:style-name="T2">o</text:span><text:span text:style-name="T2">pt</text:span><text:span text:style-name="T2">i</text:span><text:span text:style-name="T2">m</text:span><text:span text:style-name="T2">izi</text:span><text:span text:style-name="T2">n</text:span><text:span text:style-name="T2">g </text:span><text:span text:style-name="T2">th</text:span><text:span text:style-name="T2">e </text:span><text:span text:style-name="T2">ef</text:span><text:span text:style-name="T2">fi</text:span><text:span text:style-name="T2">ci</text:span><text:span text:style-name="T2">e</text:span><text:span text:style-name="T2">n</text:span><text:span text:style-name="T2">c</text:span><text:span text:style-name="T2">y </text:span><text:span text:style-name="T2">of </text:span><text:span text:style-name="T2">ot</text:span><text:span text:style-name="T2">h</text:span><text:span text:style-name="T2">er </text:span><text:span text:style-name="T2">al</text:span><text:span text:style-name="T2">g</text:span><text:span text:style-name="T2">or</text:span><text:span text:style-name="T2">it</text:span><text:span text:style-name="T2">h</text:span><text:span text:style-name="T2">m</text:span><text:span text:style-name="T2">s </text:span><text:span text:style-name="T2">(s</text:span><text:span text:style-name="T2">e</text:span><text:span text:style-name="T2">ar</text:span><text:span text:style-name="T2">c</text:span><text:span text:style-name="T2">h)</text:span></text:p>
            <text:p><text:span text:style-name="T3"/></text:p>
            <text:p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S</text:span><text:span text:style-name="T1">o</text:span><text:span text:style-name="T1">rt</text:span><text:span text:style-name="T1">i</text:span><text:span text:style-name="T1">n</text:span><text:span text:style-name="T1">g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text:span text:style-name="T1">s</text:span></text:p>
            <text:p text:style-name="P2"><text:span text:style-name="T4"/></text:p>
            <text:p text:style-name="P2"><text:span text:style-name="T2">- </text:span><text:span text:style-name="T5">B</text:span><text:span text:style-name="T5">u</text:span><text:span text:style-name="T5">b</text:span><text:span text:style-name="T5">bl</text:span><text:span text:style-name="T5">e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/text:p>
            <text:p text:style-name="P2"><text:span text:style-name="T2"><text:s text:c="4"/>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  <text:p text:style-name="P2"><text:span text:style-name="T4"/></text:p>
            <text:p text:style-name="P2"><text:span text:style-name="T2">- </text:span><text:span text:style-name="T5">S</text:span><text:span text:style-name="T5">el</text:span><text:span text:style-name="T5">e</text:span><text:span text:style-name="T5">ct</text:span><text:span text:style-name="T5">io</text:span><text:span text:style-name="T5">n</text:span></text:p>
            <text:p text:style-name="P2"><text:span text:style-name="T2"><text:s text:c="2"/></text:span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</text:span></text:p>
            <text:p text:style-name="P2"><text:span text:style-name="T2"><text:s text:c="4"/>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  <text:p text:style-name="P2"><text:span text:style-name="T4"/></text:p>
            <text:p text:style-name="P2"><text:span text:style-name="T2">- </text:span><text:span text:style-name="T5">In</text:span><text:span text:style-name="T5">s</text:span><text:span text:style-name="T5">er</text:span><text:span text:style-name="T5">ti</text:span><text:span text:style-name="T5">o</text:span><text:span text:style-name="T5">n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fi</text:span><text:span text:style-name="T2">n</text:span><text:span text:style-name="T2">d </text:span><text:span text:style-name="T2">th</text:span><text:span text:style-name="T2">e </text:span><text:span text:style-name="T2">c</text:span><text:span text:style-name="T2">or</text:span><text:span text:style-name="T2">re</text:span><text:span text:style-name="T2">ct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m</text:span><text:span text:style-name="T2">o</text:span><text:span text:style-name="T2">vi</text:span><text:span text:style-name="T2">n</text:span><text:span text:style-name="T2">g </text:span><text:span text:style-name="T2">th</text:span><text:span text:style-name="T2">e </text:span><text:span text:style-name="T2">e</text:span><text:span text:style-name="T2">xi</text:span><text:span text:style-name="T2">st</text:span><text:span text:style-name="T2">i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  <text:p text:style-name="P2"><text:span text:style-name="T2"><text:s text:c="4"/></text:span><text:span text:style-name="T2">T</text:span><text:span text:style-name="T2">o </text:span><text:span text:style-name="T2">o</text:span><text:span text:style-name="T2">p</text:span><text:span text:style-name="T2">e</text:span><text:span text:style-name="T2">n </text:span><text:span text:style-name="T2">s</text:span><text:span text:style-name="T2">p</text:span><text:span text:style-name="T2">a</text:span><text:span text:style-name="T2">c</text:span><text:span text:style-name="T2">e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  <text:p text:style-name="P2"><text:span text:style-name="T4"/></text:p>
            <text:p text:style-name="P2"><text:span text:style-name="T2">- </text:span><text:span text:style-name="T5">Q</text:span><text:span text:style-name="T5">ui</text:span><text:span text:style-name="T5">c</text:span><text:span text:style-name="T5">k</text:span><text:span text:style-name="T2"> </text:span><text:span text:style-name="T2">(</text:span><text:span text:style-name="T2">Di</text:span><text:span text:style-name="T2">vi</text:span><text:span text:style-name="T2">d</text:span><text:span text:style-name="T2">e </text:span><text:span text:style-name="T2">a</text:span><text:span text:style-name="T2">n</text:span><text:span text:style-name="T2">d </text:span><text:span text:style-name="T2">c</text:span><text:span text:style-name="T2">o</text:span><text:span text:style-name="T2">n</text:span><text:span text:style-name="T2">q</text:span><text:span text:style-name="T2">u</text:span><text:span text:style-name="T2">er</text:span></text:p>
            <text:p text:style-name="P2"><text:span text:style-name="T2"><text:s text:c="2"/></text:span><text:span text:style-name="T2">- </text:span><text:span text:style-name="T2">Pi</text:span><text:span text:style-name="T2">c</text:span><text:span text:style-name="T2">k</text:span><text:span text:style-name="T2">s </text:span><text:span text:style-name="T2">a </text:span><text:span text:style-name="T2">pi</text:span><text:span text:style-name="T2">v</text:span><text:span text:style-name="T2">ot </text:span><text:span text:style-name="T2">el</text:span><text:span text:style-name="T2">e</text:span><text:span text:style-name="T2">m</text:span><text:span text:style-name="T2">e</text:span><text:span text:style-name="T2">nt</text:span><text:span text:style-name="T2">, </text:span><text:span text:style-name="T2">p</text:span><text:span text:style-name="T2">ar</text:span><text:span text:style-name="T2">tit</text:span><text:span text:style-name="T2">io</text:span><text:span text:style-name="T2">n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ar</text:span><text:span text:style-name="T2">o</text:span><text:span text:style-name="T2">u</text:span><text:span text:style-name="T2">n</text:span><text:span text:style-name="T2">d </text:span><text:span text:style-name="T2">th</text:span><text:span text:style-name="T2">e </text:span><text:span text:style-name="T2">pi</text:span><text:span text:style-name="T2">v</text:span><text:span text:style-name="T2">ot</text:span><text:span text:style-name="T2">, </text:span><text:span text:style-name="T2">a</text:span><text:span text:style-name="T2">n</text:span><text:span text:style-name="T2">d </text:span><text:span text:style-name="T2">re</text:span><text:span text:style-name="T2">c</text:span><text:span text:style-name="T2">ur</text:span><text:span text:style-name="T2">si</text:span><text:span text:style-name="T2">v</text:span><text:span text:style-name="T2">el</text:span><text:span text:style-name="T2">y </text:span><text:span text:style-name="T2">s</text:span><text:span text:style-name="T2">or</text:span><text:span text:style-name="T2">t </text:span><text:span text:style-name="T2">th</text:span><text:span text:style-name="T2">e</text:span></text:p>
            <text:p text:style-name="P2"><text:span text:style-name="T2"><text:s text:c="4"/></text:span><text:span text:style-name="T2">p</text:span><text:span text:style-name="T2">ar</text:span><text:span text:style-name="T2">tit</text:span><text:span text:style-name="T2">io</text:span><text:span text:style-name="T2">n</text:span><text:span text:style-name="T2">s</text:span></text:p>
            <text:p text:style-name="P2"><text:span text:style-name="T4"/></text:p>
            <text:p text:style-name="P2"><text:span text:style-name="T2">- </text:span><text:span text:style-name="T5">M</text:span><text:span text:style-name="T5">er</text:span><text:span text:style-name="T5">g</text:span><text:span text:style-name="T5">e</text:span><text:span text:style-name="T2"> </text:span><text:span text:style-name="T2">(d</text:span><text:span text:style-name="T2">ivi</text:span><text:span text:style-name="T2">d</text:span><text:span text:style-name="T2">e </text:span><text:span text:style-name="T2">a</text:span><text:span text:style-name="T2">n</text:span><text:span text:style-name="T2">d </text:span><text:span text:style-name="T2">c</text:span><text:span text:style-name="T2">o</text:span><text:span text:style-name="T2">n</text:span><text:span text:style-name="T2">q</text:span><text:span text:style-name="T2">u</text:span><text:span text:style-name="T2">er</text:span><text:span text:style-name="T2">)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c</text:span><text:span text:style-name="T2">ur</text:span><text:span text:style-name="T2">si</text:span><text:span text:style-name="T2">v</text:span><text:span text:style-name="T2">el</text:span><text:span text:style-name="T2">y, </text:span><text:span text:style-name="T2">di</text:span><text:span text:style-name="T2">vi</text:span><text:span text:style-name="T2">d</text:span><text:span text:style-name="T2">e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h</text:span><text:span text:style-name="T2">al</text:span><text:span text:style-name="T2">v</text:span><text:span text:style-name="T2">e</text:span><text:span text:style-name="T2">s, </text:span><text:span text:style-name="T2">s</text:span><text:span text:style-name="T2">or</text:span><text:span text:style-name="T2">t </text:span><text:span text:style-name="T2">e</text:span><text:span text:style-name="T2">a</text:span><text:span text:style-name="T2">c</text:span><text:span text:style-name="T2">h </text:span><text:span text:style-name="T2">h</text:span><text:span text:style-name="T2">al</text:span><text:span text:style-name="T2">f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m</text:span><text:span text:style-name="T2">er</text:span><text:span text:style-name="T2">g</text:span><text:span text:style-name="T2">e </text:span><text:span text:style-name="T2">th</text:span><text:span text:style-name="T2">e</text:span></text:p>
            <text:p text:style-name="P2"><text:span text:style-name="T2"><text:s text:c="4"/></text:span><text:span text:style-name="T2">s</text:span><text:span text:style-name="T2">or</text:span><text:span text:style-name="T2">te</text:span><text:span text:style-name="T2">d </text:span><text:span text:style-name="T2">h</text:span><text:span text:style-name="T2">al</text:span><text:span text:style-name="T2">v</text:span><text:span text:style-name="T2">e</text:span><text:span text:style-name="T2">s</text:span></text:p>
            <text:p text:style-name="P2"><text:span text:style-name="T4"/></text:p>
            <text:p text:style-name="P2"><text:span text:style-name="T2">- </text:span><text:span text:style-name="T5">H</text:span><text:span text:style-name="T5">e</text:span><text:span text:style-name="T5">a</text:span><text:span text:style-name="T5">p</text:span></text:p>
            <text:p text:style-name="P2"><text:span text:style-name="T2"><text:s text:c="2"/></text:span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 text:style-name="P2"><text:span text:style-name="T2"><text:s text:c="2"/></text:span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 text:style-name="P2"><text:span text:style-name="T2"><text:s text:c="4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  <text:p text:style-name="P2"><text:span text:style-name="T4"/></text:p>
            <text:p text:style-name="P2"><text:span text:style-name="T5">- </text:span><text:span text:style-name="T5">Is </text:span><text:span text:style-name="T5">p</text:span><text:span text:style-name="T5">o</text:span><text:span text:style-name="T5">s</text:span><text:span text:style-name="T5">si</text:span><text:span text:style-name="T5">bl</text:span><text:span text:style-name="T5">e </text:span><text:span text:style-name="T5">to </text:span><text:span text:style-name="T5">s</text:span><text:span text:style-name="T5">o</text:span><text:span text:style-name="T5">rt </text:span><text:span text:style-name="T5">in </text:span><text:span text:style-name="T5">O</text:span><text:span text:style-name="T5">(</text:span><text:span text:style-name="T5">N</text:span><text:span text:style-name="T5">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 text:c="2"/>if array[i] &gt; array[i+1]</text:p>
            <text:p><text:s text:c="3"/><text:s/>swap(i, i+1)</text:p>
            <text:p><text:s text:c="2"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 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</draw:text-box>
        </draw:frame>
        <draw:custom-shape draw:style-name="gr7" draw:text-style-name="P11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1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" draw:layer="layout" svg:width="8.071cm" svg:height="1.673cm" svg:x="11.45cm" svg:y="11.257cm">
          <draw:text-box>
            <text:p>If array[j] &lt; array[minIndex]</text:p>
            <text:p><text:s text:c="2"/>minIndex = j</text:p>
          </draw:text-box>
        </draw:frame>
        <draw:custom-shape draw:style-name="gr27" draw:text-style-name="P11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3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7.3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7.3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7.3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7.3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7.3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7.3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7.3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7.3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7.3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7.3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7.3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7.3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7.3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7.3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7.3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7.3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97cm" svg:height="0.52cm" svg:x="25.475cm" svg:y="6.7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7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3.542cm" svg:y="6.7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7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7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0.678cm" svg:y="6.7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7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18.755cm" svg:y="6.7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7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6.868cm" svg:y="6.7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7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7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4.017cm" svg:y="6.7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3.058cm" svg:y="6.7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7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7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0.189cm" svg:y="6.7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7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7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7.296cm" svg:y="6.7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7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5.409cm" svg:y="6.7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7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7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2.523cm" svg:y="6.7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7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" draw:layer="layout" svg:width="4.278cm" svg:height="0.962cm" svg:x="1.061cm" svg:y="1cm">
          <draw:text-box>
            <text:p>Insertion Sort</text:p>
          </draw:text-box>
        </draw:frame>
        <draw:frame draw:style-name="gr40" draw:text-style-name="P9" draw:layer="layout" svg:width="25.717cm" svg:height="3.748cm" svg:x="1cm" svg:y="1.697cm">
          <draw:text-box>
            <text:p><text:span text:style-name="T2">- </text:span><text:span text:style-name="T2">Vi</text:span><text:span text:style-name="T2">si</text:span><text:span text:style-name="T2">t </text:span><text:span text:style-name="T2">e</text:span><text:span text:style-name="T2">a</text:span><text:span text:style-name="T2">c</text:span><text:span text:style-name="T2">h </text:span><text:span text:style-name="T2">in</text:span><text:span text:style-name="T2">d</text:span><text:span text:style-name="T2">e</text:span><text:span text:style-name="T2">x </text:span><text:span text:style-name="T2">st</text:span><text:span text:style-name="T2">ar</text:span><text:span text:style-name="T2">ti</text:span><text:span text:style-name="T2">n</text:span><text:span text:style-name="T2">g </text:span><text:span text:style-name="T2">fr</text:span><text:span text:style-name="T2">o</text:span><text:span text:style-name="T2">m </text:span><text:span text:style-name="T2">th</text:span><text:span text:style-name="T2">e </text:span><text:span text:style-name="T2">s</text:span><text:span text:style-name="T2">e</text:span><text:span text:style-name="T2">c</text:span><text:span text:style-name="T2">o</text:span><text:span text:style-name="T2">n</text:span><text:span text:style-name="T2">d </text:span><text:span text:style-name="T2">o</text:span><text:span text:style-name="T2">n</text:span><text:span text:style-name="T2">e</text:span></text:p>
            <text:p><text:span text:style-name="T2"><text:s text:c="2"/></text:span><text:span text:style-name="T2">- </text:span><text:span text:style-name="T2">F</text:span><text:span text:style-name="T2">or </text:span><text:span text:style-name="T2">e</text:span><text:span text:style-name="T2">a</text:span><text:span text:style-name="T2">c</text:span><text:span text:style-name="T2">h </text:span><text:span text:style-name="T2">in</text:span><text:span text:style-name="T2">d</text:span><text:span text:style-name="T2">e</text:span><text:span text:style-name="T2">x </text:span><text:span text:style-name="T2">c</text:span><text:span text:style-name="T2">o</text:span><text:span text:style-name="T2">p</text:span><text:span text:style-name="T2">y </text:span><text:span text:style-name="T2">th</text:span><text:span text:style-name="T2">e </text:span><text:span text:style-name="T2">it</text:span><text:span text:style-name="T2">s </text:span><text:span text:style-name="T2">v</text:span><text:span text:style-name="T2">al</text:span><text:span text:style-name="T2">u</text:span><text:span text:style-name="T2">e </text:span><text:span text:style-name="T2">to </text:span><text:span text:style-name="T2">a</text:span><text:span text:style-name="T2">n </text:span><text:span text:style-name="T2">v</text:span><text:span text:style-name="T2">ar</text:span><text:span text:style-name="T2">ia</text:span><text:span text:style-name="T2">bl</text:span><text:span text:style-name="T2">e </text:span><text:span text:style-name="T2">(c</text:span><text:span text:style-name="T2">ur</text:span><text:span text:style-name="T2">re</text:span><text:span text:style-name="T2">nt</text:span><text:span text:style-name="T2">)</text:span></text:p>
            <text:p><text:span text:style-name="T2"><text:s text:c="2"/></text:span><text:span text:style-name="T2">- </text:span><text:span text:style-name="T2">G</text:span><text:span text:style-name="T2">o </text:span><text:span text:style-name="T2">le</text:span><text:span text:style-name="T2">ft </text:span><text:span text:style-name="T2">m</text:span><text:span text:style-name="T2">o</text:span><text:span text:style-name="T2">vi</text:span><text:span text:style-name="T2">n</text:span><text:span text:style-name="T2">g </text:span><text:span text:style-name="T2">e</text:span><text:span text:style-name="T2">a</text:span><text:span text:style-name="T2">c</text:span><text:span text:style-name="T2">h </text:span><text:span text:style-name="T2">v</text:span><text:span text:style-name="T2">al</text:span><text:span text:style-name="T2">u</text:span><text:span text:style-name="T2">e </text:span><text:span text:style-name="T2">o</text:span><text:span text:style-name="T2">n</text:span><text:span text:style-name="T2">e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to </text:span><text:span text:style-name="T2">th</text:span><text:span text:style-name="T2">e </text:span><text:span text:style-name="T2">ri</text:span><text:span text:style-name="T2">g</text:span><text:span text:style-name="T2">ht </text:span><text:span text:style-name="T2">w</text:span><text:span text:style-name="T2">hi</text:span><text:span text:style-name="T2">le </text:span><text:span text:style-name="T2">it </text:span><text:span text:style-name="T2">is </text:span><text:span text:style-name="T2">gr</text:span><text:span text:style-name="T2">e</text:span><text:span text:style-name="T2">at</text:span><text:span text:style-name="T2">er </text:span><text:span text:style-name="T2">th</text:span><text:span text:style-name="T2">a</text:span><text:span text:style-name="T2">n </text:span><text:span text:style-name="T2">th</text:span><text:span text:style-name="T2">e </text:span><text:span text:style-name="T2">c</text:span><text:span text:style-name="T2">o</text:span><text:span text:style-name="T2">pi</text:span><text:span text:style-name="T2">e</text:span><text:span text:style-name="T2">d </text:span><text:span text:style-name="T2">v</text:span><text:span text:style-name="T2">al</text:span><text:span text:style-name="T2">u</text:span><text:span text:style-name="T2">e</text:span></text:p>
            <text:p><text:span text:style-name="T2"><text:s text:c="2"/></text:span><text:span text:style-name="T2">- </text:span><text:span text:style-name="T2">W</text:span><text:span text:style-name="T2">h</text:span><text:span text:style-name="T2">e</text:span><text:span text:style-name="T2">n </text:span><text:span text:style-name="T2">th</text:span><text:span text:style-name="T2">er</text:span><text:span text:style-name="T2">e </text:span><text:span text:style-name="T2">is </text:span><text:span text:style-name="T2">n</text:span><text:span text:style-name="T2">o </text:span><text:span text:style-name="T2">s</text:span><text:span text:style-name="T2">m</text:span><text:span text:style-name="T2">al</text:span><text:span text:style-name="T2">le</text:span><text:span text:style-name="T2">r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or </text:span><text:span text:style-name="T2">y</text:span><text:span text:style-name="T2">o</text:span><text:span text:style-name="T2">u </text:span><text:span text:style-name="T2">re</text:span><text:span text:style-name="T2">a</text:span><text:span text:style-name="T2">c</text:span><text:span text:style-name="T2">h </text:span><text:span text:style-name="T2">th</text:span><text:span text:style-name="T2">e </text:span><text:span text:style-name="T2">b</text:span><text:span text:style-name="T2">e</text:span><text:span text:style-name="T2">gi</text:span><text:span text:style-name="T2">n </text:span><text:span text:style-name="T2">of </text:span><text:span text:style-name="T2">th</text:span><text:span text:style-name="T2">e </text:span><text:span text:style-name="T2">ar</text:span><text:span text:style-name="T2">ra</text:span><text:span text:style-name="T2">y </text:span><text:span text:style-name="T2">s</text:span><text:span text:style-name="T2">a</text:span><text:span text:style-name="T2">v</text:span><text:span text:style-name="T2">e </text:span><text:span text:style-name="T2">th</text:span><text:span text:style-name="T2">e </text:span><text:span text:style-name="T2">c</text:span><text:span text:style-name="T2">o</text:span><text:span text:style-name="T2">pi</text:span><text:span text:style-name="T2">e</text:span><text:span text:style-name="T2">d </text:span><text:span text:style-name="T2">v</text:span><text:span text:style-name="T2">al</text:span><text:span text:style-name="T2">u</text:span><text:span text:style-name="T2">e</text:span></text:p>
            <text:p><text:span text:style-name="T2"><text:s/></text:span><text:span text:style-name="T2"># </text:span><text:span text:style-name="T2">Li</text:span><text:span text:style-name="T2">k</text:span><text:span text:style-name="T2">e </text:span><text:span text:style-name="T2">th</text:span><text:span text:style-name="T2">e </text:span><text:span text:style-name="T2">pr</text:span><text:span text:style-name="T2">e</text:span><text:span text:style-name="T2">vi</text:span><text:span text:style-name="T2">o</text:span><text:span text:style-name="T2">u</text:span><text:span text:style-name="T2">s </text:span><text:span text:style-name="T2">t</text:span><text:span text:style-name="T2">w</text:span><text:span text:style-name="T2">o </text:span><text:span text:style-name="T2">al</text:span><text:span text:style-name="T2">g</text:span><text:span text:style-name="T2">or</text:span><text:span text:style-name="T2">it</text:span><text:span text:style-name="T2">h</text:span><text:span text:style-name="T2">m </text:span><text:span text:style-name="T2">o</text:span><text:span text:style-name="T2">n</text:span><text:span text:style-name="T2">e </text:span><text:span text:style-name="T2">s</text:span><text:span text:style-name="T2">e</text:span><text:span text:style-name="T2">s</text:span><text:span text:style-name="T2">si</text:span><text:span text:style-name="T2">o</text:span><text:span text:style-name="T2">n </text:span><text:span text:style-name="T2">of </text:span><text:span text:style-name="T2">th</text:span><text:span text:style-name="T2">e </text:span><text:span text:style-name="T2">ar</text:span><text:span text:style-name="T2">ra</text:span><text:span text:style-name="T2">y </text:span><text:span text:style-name="T2">wi</text:span><text:span text:style-name="T2">ll </text:span><text:span text:style-name="T2">b</text:span><text:span text:style-name="T2">e </text:span><text:span text:style-name="T2">s</text:span><text:span text:style-name="T2">or</text:span><text:span text:style-name="T2">te</text:span><text:span text:style-name="T2">d </text:span><text:span text:style-name="T2">w</text:span><text:span text:style-name="T2">hi</text:span><text:span text:style-name="T2">le </text:span><text:span text:style-name="T2">w</text:span><text:span text:style-name="T2">e </text:span><text:span text:style-name="T2">m</text:span><text:span text:style-name="T2">o</text:span><text:span text:style-name="T2">v</text:span><text:span text:style-name="T2">e </text:span><text:span text:style-name="T2">o</text:span><text:span text:style-name="T2">n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s</text:span><text:span text:style-name="T2">e</text:span><text:span text:style-name="T2">s</text:span><text:span text:style-name="T2">si</text:span><text:span text:style-name="T2">o</text:span><text:span text:style-name="T2">n</text:span></text:p>
            <text:p><text:span text:style-name="T2"/></text:p>
          </draw:text-box>
        </draw:frame>
        <draw:frame draw:style-name="gr41" draw:text-style-name="P3" draw:layer="layout" svg:width="2.475cm" svg:height="0.962cm" svg:x="1.47cm" svg:y="9.931cm">
          <draw:text-box>
            <text:p>current</text:p>
          </draw:text-box>
        </draw:frame>
        <draw:custom-shape draw:style-name="gr42" draw:text-style-name="P11" draw:layer="layout" svg:width="1.27cm" svg:height="0.953cm" svg:x="3.927cm" svg:y="10.002cm">
          <text:p text:style-name="P10">33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1.27cm" svg:height="0.952cm" svg:x="2.27cm" svg:y="5.763cm">
          <text:p text:style-name="P10">i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1" draw:layer="layout" svg:width="1.27cm" svg:height="0.952cm" svg:x="2.587cm" svg:y="8.62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45" draw:text-style-name="P16" draw:layer="layout" svg:width="3.465cm" svg:height="0.962cm" svg:x="1.061cm" svg:y="1cm">
          <draw:text-box>
            <text:p><text:span text:style-name="T9">Quick Sort</text:span></text:p>
          </draw:text-box>
        </draw:frame>
        <draw:custom-shape draw:style-name="gr46" draw:text-style-name="P17" draw:layer="layout" svg:width="1.905cm" svg:height="2.857cm" svg:x="1.035cm" svg:y="7.275cm">
          <text:p text:style-name="P17"><text:span text:style-name="T10">l</text:span><text:span text:style-name="T10">e</text:span><text:span text:style-name="T10">f</text:span><text:span text:style-name="T10">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0.97cm" svg:height="0.999cm" svg:x="25.226cm" svg:y="19.051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256cm" svg:y="19.051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303cm" svg:y="19.05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333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398cm" svg:y="19.051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428cm" svg:y="19.051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475cm" svg:y="19.051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516cm" svg:y="19.051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588cm" svg:y="19.051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629cm" svg:y="19.051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665cm" svg:y="19.051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706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778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819cm" svg:y="19.051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855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896cm" svg:y="19.051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95cm" svg:y="19.051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98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027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057cm" svg:y="19.051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14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17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217cm" svg:y="19.051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247cm" svg:y="19.051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284cm" svg:y="19.051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325cm" svg:y="19.051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25.236cm" svg:y="18.45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267cm" svg:y="18.45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23.303cm" svg:y="18.45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333cm" svg:y="18.45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398cm" svg:y="18.45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20.439cm" svg:y="18.45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475cm" svg:y="18.45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18.516cm" svg:y="18.45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588cm" svg:y="18.45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16.629cm" svg:y="18.45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665cm" svg:y="18.45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706cm" svg:y="18.45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0.97cm" svg:height="0.52cm" svg:x="13.778cm" svg:y="18.45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12.819cm" svg:y="18.45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855cm" svg:y="18.45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0.896cm" svg:y="18.45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9.95cm" svg:y="18.45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98cm" svg:y="18.45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027cm" svg:y="18.45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7.057cm" svg:y="18.45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14cm" svg:y="18.45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draw:layer="layout" svg:width="0.97cm" svg:height="0.52cm" svg:x="5.17cm" svg:y="18.45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217cm" svg:y="18.45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247cm" svg:y="18.45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5" draw:layer="layout" svg:width="0.97cm" svg:height="0.52cm" svg:x="2.284cm" svg:y="18.45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317cm" svg:y="18.44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0.97cm" svg:height="0.999cm" svg:x="25.42cm" svg:y="10.838cm">
          <text:p text:style-name="P18">9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cm" svg:y="10.838cm">
          <text:p text:style-name="P18">9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497cm" svg:y="10.838cm">
          <text:p text:style-name="P18">9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27cm" svg:y="10.838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592cm" svg:y="10.838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22cm" svg:y="10.838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669cm" svg:y="10.838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1cm" svg:y="10.838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782cm" svg:y="10.838cm">
          <text:p text:style-name="P18">4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23cm" svg:y="10.838cm">
          <text:p text:style-name="P18">4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9" draw:layer="layout" svg:width="0.97cm" svg:height="0.999cm" svg:x="15.859cm" svg:y="10.838cm">
          <text:p text:style-name="P18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cm" svg:y="10.838cm">
          <text:p text:style-name="P18">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972cm" svg:y="10.838cm">
          <text:p text:style-name="P18">3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13cm" svg:y="10.838cm">
          <text:p text:style-name="P18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49cm" svg:y="10.838cm">
          <text:p text:style-name="P18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09cm" svg:y="10.838cm">
          <text:p text:style-name="P18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44cm" svg:y="10.838cm">
          <text:p text:style-name="P18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174cm" svg:y="10.838cm">
          <text:p text:style-name="P18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9" draw:layer="layout" svg:width="0.97cm" svg:height="0.999cm" svg:x="8.221cm" svg:y="10.838cm">
          <text:p text:style-name="P18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draw:layer="layout" svg:width="0.97cm" svg:height="0.999cm" svg:x="7.251cm" svg:y="10.838cm">
          <text:p text:style-name="P1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9" draw:layer="layout" svg:width="0.97cm" svg:height="0.999cm" svg:x="6.334cm" svg:y="10.838cm">
          <text:p text:style-name="P1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9" draw:layer="layout" svg:width="0.97cm" svg:height="0.999cm" svg:x="5.364cm" svg:y="10.838cm">
          <text:p text:style-name="P1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9" draw:layer="layout" svg:width="0.97cm" svg:height="0.999cm" svg:x="4.411cm" svg:y="10.838cm">
          <text:p text:style-name="P1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9" draw:layer="layout" svg:width="0.97cm" svg:height="0.999cm" svg:x="3.441cm" svg:y="10.838cm">
          <text:p text:style-name="P1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draw:layer="layout" svg:width="0.97cm" svg:height="0.999cm" svg:x="2.478cm" svg:y="10.838cm">
          <text:p text:style-name="P1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19cm" svg:y="10.838cm">
          <text:p text:style-name="P18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25.43cm" svg:y="10.238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461cm" svg:y="10.238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0.97cm" svg:height="0.52cm" svg:x="23.497cm" svg:y="10.238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27cm" svg:y="10.238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592cm" svg:y="10.238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20.633cm" svg:y="10.238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669cm" svg:y="10.238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18.71cm" svg:y="10.238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782cm" svg:y="10.238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16.823cm" svg:y="10.238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859cm" svg:y="10.238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cm" svg:y="10.238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13.972cm" svg:y="10.238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13.013cm" svg:y="10.238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49cm" svg:y="10.238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09cm" svg:y="10.238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10.144cm" svg:y="10.238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174cm" svg:y="10.238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21cm" svg:y="10.238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5" draw:layer="layout" svg:width="0.97cm" svg:height="0.52cm" svg:x="7.251cm" svg:y="10.238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34cm" svg:y="10.238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0.97cm" svg:height="0.52cm" svg:x="5.364cm" svg:y="10.238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11cm" svg:y="10.238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41cm" svg:y="10.238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0.97cm" svg:height="0.52cm" svg:x="2.478cm" svg:y="10.238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11cm" svg:y="10.229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21" draw:layer="layout" svg:width="25.083cm" svg:height="3.482cm" svg:x="1.117cm" svg:y="2.015cm">
          <draw:text-box>
            <text:p text:style-name="P20"><text:span text:style-name="T11">- Choose a Pivot: Select an element from the array to act as the pivot (first, mid, last, random index)</text:span></text:p>
            <text:p text:style-name="P20"><text:span text:style-name="T11">- Partitioning: Rearrange the array so that all elements less than the pivot come before it, and all elements greater than the pivot </text:span><text:span text:style-name="T11">come after it. The pivot is now in its final position.</text:span></text:p>
            <text:p text:style-name="P20"><text:span text:style-name="T11">- Recursively apply the same process to the sub-arrays of elements with smaller and larger values.</text:span></text:p>
            <text:p text:style-name="P20"/>
          </draw:text-box>
        </draw:frame>
        <draw:custom-shape draw:style-name="gr46" draw:text-style-name="P17" draw:layer="layout" svg:width="1.905cm" svg:height="2.857cm" svg:x="11.477cm" svg:y="7.35cm">
          <text:p text:style-name="P17"><text:span text:style-name="T10">r</text:span><text:span text:style-name="T10">i</text:span><text:span text:style-name="T10">g</text:span><text:span text:style-name="T10">h</text:span><text:span text:style-name="T10">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7" draw:layer="layout" svg:width="1.905cm" svg:height="2.857cm" svg:x="3.857cm" svg:y="7.35cm">
          <text:p text:style-name="P17"><text:span text:style-name="T10">r</text:span><text:span text:style-name="T10">i</text:span><text:span text:style-name="T10">g</text:span><text:span text:style-name="T10">h</text:span><text:span text:style-name="T10">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7" draw:layer="layout" svg:width="1.905cm" svg:height="2.857cm" svg:x="8.72cm" svg:y="7.35cm">
          <text:p text:style-name="P17"><text:span text:style-name="T10">l</text:span><text:span text:style-name="T10">e</text:span><text:span text:style-name="T10">f</text:span><text:span text:style-name="T10">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0.97cm" svg:height="0.52cm" svg:x="25.475cm" svg:y="5.3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draw:layer="layout" svg:width="0.97cm" svg:height="0.52cm" svg:x="23.542cm" svg:y="5.3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draw:layer="layout" svg:width="0.97cm" svg:height="0.52cm" svg:x="20.678cm" svg:y="5.3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5" draw:layer="layout" svg:width="0.97cm" svg:height="0.52cm" svg:x="18.755cm" svg:y="5.3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5" draw:layer="layout" svg:width="0.97cm" svg:height="0.52cm" svg:x="16.868cm" svg:y="5.3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layout" svg:width="0.97cm" svg:height="0.52cm" svg:x="14.017cm" svg:y="5.3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5" draw:layer="layout" svg:width="0.97cm" svg:height="0.52cm" svg:x="13.058cm" svg:y="5.3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5" draw:layer="layout" svg:width="0.97cm" svg:height="0.52cm" svg:x="10.189cm" svg:y="5.3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layout" svg:width="0.97cm" svg:height="0.52cm" svg:x="7.296cm" svg:y="5.3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5" draw:layer="layout" svg:width="0.97cm" svg:height="0.52cm" svg:x="5.409cm" svg:y="5.3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layout" svg:width="0.97cm" svg:height="0.52cm" svg:x="2.523cm" svg:y="5.3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</text:span><text:span text:style-name="T2">R</text:span><text:span text:style-name="T2">e</text:span><text:span text:style-name="T2">c</text:span><text:span text:style-name="T2">ur</text:span><text:span text:style-name="T2">si</text:span><text:span text:style-name="T2">v</text:span><text:span text:style-name="T2">el</text:span><text:span text:style-name="T2">y, </text:span><text:span text:style-name="T2">di</text:span><text:span text:style-name="T2">vi</text:span><text:span text:style-name="T2">d</text:span><text:span text:style-name="T2">e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h</text:span><text:span text:style-name="T2">al</text:span><text:span text:style-name="T2">v</text:span><text:span text:style-name="T2">e</text:span><text:span text:style-name="T2">s, </text:span><text:span text:style-name="T2">s</text:span><text:span text:style-name="T2">or</text:span><text:span text:style-name="T2">t </text:span><text:span text:style-name="T2">e</text:span><text:span text:style-name="T2">a</text:span><text:span text:style-name="T2">c</text:span><text:span text:style-name="T2">h </text:span><text:span text:style-name="T2">h</text:span><text:span text:style-name="T2">al</text:span><text:span text:style-name="T2">f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m</text:span><text:span text:style-name="T2">er</text:span><text:span text:style-name="T2">g</text:span><text:span text:style-name="T2">e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h</text:span><text:span text:style-name="T2">al</text:span><text:span text:style-name="T2">v</text:span><text:span text:style-name="T2">e</text:span><text:span text:style-name="T2">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><text:span text:style-name="T2"><text:s text:c="2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07T21:07:28.549200276</dc:date>
    <meta:editing-duration>PT1H15M3S</meta:editing-duration>
    <meta:editing-cycles>14</meta:editing-cycles>
    <meta:document-statistic meta:object-count="393"/>
  </office:meta>
</office:document-meta>
</file>